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ntas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easeYear</text:p>
          </table:table-cell>
        </table:table-row>
        <table:table-row table:style-name="ro1">
          <table:table-cell office:value-type="string" calcext:value-type="string">
            <text:p>Game of Thrones S01 E0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milia Clarke;Kit Harington;Peter Dinklage;Lena Headey;Sophie Turner;Maisie Wiliams</text:p>
          </table:table-cell>
          <table:table-cell office:value-type="string" calcext:value-type="string">
            <text:p>AVAILABL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eadpoo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yan Reynolds</text:p>
          </table:table-cell>
          <table:table-cell office:value-type="string" calcext:value-type="string">
            <text:p>LOST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Interstella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tthew McConaughey;Anne Hatheway;Jessica Chastein</text:p>
          </table:table-cell>
          <table:table-cell office:value-type="string" calcext:value-type="string">
            <text:p>AVAILABLE</text:p>
          </table:table-cell>
          <table:table-cell office:value-type="float" office:value="2014" calcext:value-type="float">
            <text:p>2014</text:p>
          </table:table-cell>
        </table:table-row>
      </table:table>
      <table:table table:name="drama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easeYear</text:p>
          </table:table-cell>
        </table:table-row>
        <table:table-row table:style-name="ro1">
          <table:table-cell office:value-type="string" calcext:value-type="string">
            <text:p>The Intouchables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Francois Cluzet;Omar Sy;Anne Le Ny</text:p>
          </table:table-cell>
          <table:table-cell office:value-type="string" calcext:value-type="string">
            <text:p>RENTED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Westworld S01 E0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van Rachel Wood;Jeffrey Wright;Ed Harris</text:p>
          </table:table-cell>
          <table:table-cell office:value-type="string" calcext:value-type="string">
            <text:p>AVAILABL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uits S01 E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abriel Macht;Patrick J. Adams;Meghan Markle</text:p>
          </table:table-cell>
          <table:table-cell office:value-type="string" calcext:value-type="string">
            <text:p>Lost</text:p>
          </table:table-cell>
          <table:table-cell office:value-type="float" office:value="2011" calcext:value-type="float">
            <text:p>2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22:35:39.982728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3:50.793226855</meta:creation-date>
    <dc:date>2018-05-09T22:35:51.354917811</dc:date>
    <meta:editing-duration>PT11M57S</meta:editing-duration>
    <meta:editing-cycles>2</meta:editing-cycles>
    <meta:generator>LibreOffice_Vanilla/6.0.3.2$MacOSX_X86_64 LibreOffice_project/8f48d515416608e3a835360314dac7e47fd0b821</meta:generator>
    <meta:document-statistic meta:table-count="2" meta:cell-count="40" meta:object-count="0"/>
  </office:meta>
</office:document-meta>
</file>